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AndDescriptionAnnotationTests.viaComponentSca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AndDescriptionAnnotationTests.on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AndDescriptionAnnotationTests.onCompon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